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7.1026666666667cm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EPR important parameter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Parameters</text:p>
          </table:table-cell>
          <table:table-cell office:value-type="string" table:style-name="ce2">
            <text:p>Valu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tal core heat output<text:s/></text:p>
          </table:table-cell>
          <table:table-cell office:value-type="string" table:style-name="ce3">
            <text:p>4275 MW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tal heat output in fuel pellets (assumed 94.5% of the total core heat output)</text:p>
          </table:table-cell>
          <table:table-cell office:value-type="string" table:style-name="ce3">
            <text:p>4039.875 MW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minal system pressure</text:p>
            <draw:frame draw:z-index="1" draw:id="id0" draw:style-name="a0" draw:name="Picture 2" svg:x="0in" svg:y="0in" svg:width="0.04167in" svg:height="0.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155 b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tal core mass flow rate</text:p>
          </table:table-cell>
          <table:table-cell office:value-type="string" table:style-name="ce3">
            <text:p>113320 m^3 / 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ctive fuel cooling mass flow rate (= total mass flow rate minus bypass flow)<text:s/></text:p>
          </table:table-cell>
          <table:table-cell office:value-type="string" table:style-name="ce3">
            <text:p>107087.4 m^3 / 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mber of fuel assemblies</text:p>
          </table:table-cell>
          <table:table-cell office:value-type="float" office:value="241" table:style-name="ce3">
            <text:p>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tive fuel height</text:p>
            <draw:frame draw:z-index="2" draw:id="id1" draw:style-name="a1" draw:name="Picture 4" svg:x="0in" svg:y="0in" svg:width="0.04167in" svg:height="0.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4.2 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ttice pitch</text:p>
          </table:table-cell>
          <table:table-cell office:value-type="string" table:style-name="ce3">
            <text:p>12.6 m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mber of fuel rods per assembly</text:p>
            <draw:frame draw:z-index="3" draw:id="id2" draw:style-name="a2" draw:name="Picture 6" svg:x="0in" svg:y="0in" svg:width="0.04167in" svg:height="0.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float" office:value="265" table:style-name="ce3">
            <text:p>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tside fuel rod diameter</text:p>
            <draw:frame draw:z-index="4" draw:id="id3" draw:style-name="a3" draw:name="Picture 8" svg:x="0in" svg:y="0in" svg:width="0.04167in" svg:height="0.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9.5 m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d thickness</text:p>
            <draw:frame draw:z-index="5" draw:id="id4" draw:style-name="a4" draw:name="Picture 10" svg:x="0in" svg:y="0in" svg:width="0.04167in" svg:height="0.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0.57 m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el pellet diameter</text:p>
            <draw:frame draw:z-index="6" draw:id="id5" draw:style-name="a5" draw:name="Picture 12" svg:x="0in" svg:y="0in" svg:width="0.04167in" svg:height="0.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8.19 m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mber of spacers, their locations, and their local pressure loss coefficients (local loss coefficient of 0.8 each)</text:p>
          </table:table-cell>
          <table:table-cell office:value-type="float" office:value="10" table:style-name="ce3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acer uniformly distributed distance</text:p>
          </table:table-cell>
          <table:table-cell office:value-type="string" table:style-name="ce3">
            <text:p>0.382 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d and channel wall roughness<text:s/></text:p>
          </table:table-cell>
          <table:table-cell office:value-type="string" table:style-name="ce3">
            <text:p>0.001524 m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ow rate for one assembly<text:s/></text:p>
          </table:table-cell>
          <table:table-cell office:value-type="string" table:style-name="ce3">
            <text:p>96.097 kg/s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Faisal Ahmed Moshiur</meta:initial-creator>
    <dc:creator>Faisal Ahmed Moshiur</dc:creator>
    <meta:creation-date>2023-02-22T23:51:23Z</meta:creation-date>
    <dc:date>2023-03-05T22:34:48Z</dc:date>
  </office:meta>
</office:document-meta>
</file>